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1b7e8d" officeooo:paragraph-rsid="001b7e8d"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1b7e8d" officeooo:paragraph-rsid="004ce4ff"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1b7e8d" officeooo:paragraph-rsid="001b7e8d"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1b7e8d" officeooo:paragraph-rsid="004ce4ff"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1be8b7" officeooo:paragraph-rsid="001be8b7"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1de747" officeooo:paragraph-rsid="004ce4ff" style:font-size-asian="15.75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906776" officeooo:paragraph-rsid="00906776" style:font-size-asian="15.75pt" style:font-weight-asian="bold" style:font-size-complex="18pt" style:font-weight-complex="bold"/>
    </style:style>
    <style:style style:name="P8" style:family="paragraph" style:parent-style-name="Standard">
      <style:paragraph-properties fo:text-align="start" style:justify-single-word="false"/>
      <style:text-properties fo:font-size="18pt" style:text-underline-style="solid" style:text-underline-width="auto" style:text-underline-color="font-color" fo:font-weight="bold" officeooo:rsid="001de747" officeooo:paragraph-rsid="001de747" style:font-size-asian="15.75pt" style:font-weight-asian="bold" style:font-size-complex="18pt" style:font-weight-complex="bold"/>
    </style:style>
    <style:style style:name="P9" style:family="paragraph" style:parent-style-name="Standard">
      <style:paragraph-properties fo:text-align="start" style:justify-single-word="false"/>
      <style:text-properties fo:font-size="18pt" style:text-underline-style="solid" style:text-underline-width="auto" style:text-underline-color="font-color" fo:font-weight="bold" officeooo:rsid="001de747" officeooo:paragraph-rsid="001e9fd3" style:font-size-asian="15.75pt" style:font-weight-asian="bold" style:font-size-complex="18pt" style:font-weight-complex="bold"/>
    </style:style>
    <style:style style:name="P10" style:family="paragraph" style:parent-style-name="Standard">
      <style:paragraph-properties fo:text-align="start" style:justify-single-word="false"/>
      <style:text-properties fo:font-size="18pt" style:text-underline-style="solid" style:text-underline-width="auto" style:text-underline-color="font-color" fo:font-weight="bold" officeooo:rsid="001de747" officeooo:paragraph-rsid="001f8be2" style:font-size-asian="15.75pt" style:font-weight-asian="bold" style:font-size-complex="18pt" style:font-weight-complex="bold"/>
    </style:style>
    <style:style style:name="P11" style:family="paragraph" style:parent-style-name="Standard">
      <style:paragraph-properties fo:text-align="start" style:justify-single-word="false"/>
      <style:text-properties fo:font-size="18pt" style:text-underline-style="solid" style:text-underline-width="auto" style:text-underline-color="font-color" fo:font-weight="bold" officeooo:rsid="001de747" officeooo:paragraph-rsid="00222b93" style:font-size-asian="15.75pt" style:font-weight-asian="bold" style:font-size-complex="18pt" style:font-weight-complex="bold"/>
    </style:style>
    <style:style style:name="P12" style:family="paragraph" style:parent-style-name="Standard">
      <style:paragraph-properties fo:text-align="start" style:justify-single-word="false"/>
      <style:text-properties fo:font-size="18pt" style:text-underline-style="solid" style:text-underline-width="auto" style:text-underline-color="font-color" fo:font-weight="bold" officeooo:rsid="001de747" officeooo:paragraph-rsid="004ce4ff" style:font-size-asian="15.75pt" style:font-weight-asian="bold" style:font-size-complex="18pt" style:font-weight-complex="bold"/>
    </style:style>
    <style:style style:name="P13" style:family="paragraph" style:parent-style-name="Standard">
      <style:paragraph-properties fo:text-align="start" style:justify-single-word="false"/>
      <style:text-properties fo:font-size="13pt" style:text-underline-style="none" fo:font-weight="normal" officeooo:rsid="001de747" officeooo:paragraph-rsid="001de747"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style:text-underline-style="none" fo:font-weight="normal" officeooo:rsid="001de747" officeooo:paragraph-rsid="00613c57"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normal" officeooo:rsid="001e9fd3" officeooo:paragraph-rsid="001e9fd3"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rsid="001e9fd3" officeooo:paragraph-rsid="00613c57"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222b93" officeooo:paragraph-rsid="00222b93"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style:text-underline-style="none" fo:font-weight="normal" officeooo:rsid="00222b93" officeooo:paragraph-rsid="00613c57"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style:text-underline-style="none" fo:font-weight="normal" officeooo:rsid="002378e1" officeooo:paragraph-rsid="002378e1"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style:text-underline-style="none" fo:font-weight="normal" officeooo:rsid="00277efd" officeooo:paragraph-rsid="00302542"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style:text-underline-style="none" fo:font-weight="normal" officeooo:rsid="00277efd" officeooo:paragraph-rsid="0081b974"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style:text-underline-style="none" fo:font-weight="normal" officeooo:rsid="0028525f" officeooo:paragraph-rsid="006d2798"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style:text-underline-style="none" fo:font-weight="normal" officeooo:rsid="0028525f" officeooo:paragraph-rsid="007255c0"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style:text-underline-style="none" fo:font-weight="normal" officeooo:rsid="0028525f" officeooo:paragraph-rsid="0073e023"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style:text-underline-style="none" fo:font-weight="normal" officeooo:rsid="0028525f" officeooo:paragraph-rsid="0081b974"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style:text-underline-style="none" fo:font-weight="normal" officeooo:rsid="00286ac5" officeooo:paragraph-rsid="00781255"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fo:font-size="13pt" style:text-underline-style="none" fo:font-weight="normal" officeooo:rsid="00337acf" officeooo:paragraph-rsid="003434eb"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fo:font-size="13pt" style:text-underline-style="none" fo:font-weight="normal" officeooo:rsid="0038ce9a" officeooo:paragraph-rsid="0038ce9a"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fo:font-size="13pt" style:text-underline-style="none" fo:font-weight="normal" officeooo:rsid="00362aa0" officeooo:paragraph-rsid="003901f6"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fo:font-size="13pt" style:text-underline-style="none" fo:font-weight="normal" officeooo:rsid="00362aa0" officeooo:paragraph-rsid="003f2833" style:font-size-asian="11.3500003814697pt" style:font-weight-asian="normal" style:font-size-complex="13pt" style:font-weight-complex="normal"/>
    </style:style>
    <style:style style:name="P31" style:family="paragraph" style:parent-style-name="Standard">
      <style:paragraph-properties fo:text-align="start" style:justify-single-word="false"/>
      <style:text-properties fo:font-size="13pt" style:text-underline-style="none" fo:font-weight="normal" officeooo:rsid="003afbf0" officeooo:paragraph-rsid="003afbf0"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fo:font-size="13pt" style:text-underline-style="none" fo:font-weight="normal" officeooo:rsid="004d864e" officeooo:paragraph-rsid="004d864e"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fo:font-size="13pt" style:text-underline-style="none" fo:font-weight="normal" officeooo:rsid="004d864e" officeooo:paragraph-rsid="0050a47b"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fo:font-size="13pt" style:text-underline-style="none" fo:font-weight="normal" officeooo:rsid="004d864e" officeooo:paragraph-rsid="00613c57"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fo:font-size="13pt" style:text-underline-style="none" fo:font-weight="normal" officeooo:rsid="0051107c" officeooo:paragraph-rsid="0051107c"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fo:font-size="13pt" style:text-underline-style="none" fo:font-weight="normal" officeooo:rsid="0051107c" officeooo:paragraph-rsid="00613c57"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fo:font-size="13pt" style:text-underline-style="none" fo:font-weight="normal" officeooo:rsid="0054c149" officeooo:paragraph-rsid="0054c149"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fo:font-size="13pt" style:text-underline-style="none" fo:font-weight="normal" officeooo:rsid="0054c149" officeooo:paragraph-rsid="008c201d"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fo:font-size="13pt" style:text-underline-style="none" fo:font-weight="normal" officeooo:rsid="00556f84" officeooo:paragraph-rsid="00556f84" style:font-size-asian="11.3500003814697pt" style:font-weight-asian="normal" style:font-size-complex="13pt" style:font-weight-complex="normal"/>
    </style:style>
    <style:style style:name="P40" style:family="paragraph" style:parent-style-name="Standard">
      <style:paragraph-properties fo:text-align="start" style:justify-single-word="false"/>
      <style:text-properties fo:font-size="13pt" style:text-underline-style="none" fo:font-weight="normal" officeooo:rsid="00556f84" officeooo:paragraph-rsid="005a92c0" style:font-size-asian="11.3500003814697pt" style:font-weight-asian="normal" style:font-size-complex="13pt" style:font-weight-complex="normal"/>
    </style:style>
    <style:style style:name="P41" style:family="paragraph" style:parent-style-name="Standard">
      <style:paragraph-properties fo:text-align="start" style:justify-single-word="false"/>
      <style:text-properties fo:font-size="13pt" style:text-underline-style="none" fo:font-weight="normal" officeooo:rsid="00556f84" officeooo:paragraph-rsid="008e66b4"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fo:font-size="13pt" style:text-underline-style="none" fo:font-weight="normal" officeooo:rsid="005a92c0" officeooo:paragraph-rsid="005a92c0"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fo:font-size="13pt" style:text-underline-style="none" fo:font-weight="normal" officeooo:rsid="005d635e" officeooo:paragraph-rsid="005d635e"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fo:font-size="13pt" style:text-underline-style="none" fo:font-weight="normal" officeooo:rsid="005d635e" officeooo:paragraph-rsid="006019b5"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fo:font-size="13pt" style:text-underline-style="none" fo:font-weight="normal" officeooo:rsid="005d635e" officeooo:paragraph-rsid="008ce615"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fo:font-size="13pt" style:text-underline-style="none" fo:font-weight="normal" officeooo:rsid="005d635e" officeooo:paragraph-rsid="008fe3ee" style:font-size-asian="11.3500003814697pt" style:font-weight-asian="normal" style:font-size-complex="13pt" style:font-weight-complex="normal"/>
    </style:style>
    <style:style style:name="P47" style:family="paragraph" style:parent-style-name="Standard">
      <style:paragraph-properties fo:text-align="start" style:justify-single-word="false"/>
      <style:text-properties fo:font-size="13pt" style:text-underline-style="none" fo:font-weight="normal" officeooo:rsid="00614ff6" officeooo:paragraph-rsid="00614ff6" style:font-size-asian="11.3500003814697pt" style:font-weight-asian="normal" style:font-size-complex="13pt" style:font-weight-complex="normal"/>
    </style:style>
    <style:style style:name="P48" style:family="paragraph" style:parent-style-name="Standard">
      <style:paragraph-properties fo:text-align="start" style:justify-single-word="false"/>
      <style:text-properties fo:font-size="13pt" style:text-underline-style="none" fo:font-weight="normal" officeooo:rsid="00614ff6" officeooo:paragraph-rsid="006314d2" style:font-size-asian="11.3500003814697pt" style:font-weight-asian="normal" style:font-size-complex="13pt" style:font-weight-complex="normal"/>
    </style:style>
    <style:style style:name="P49" style:family="paragraph" style:parent-style-name="Standard">
      <style:paragraph-properties fo:text-align="start" style:justify-single-word="false"/>
      <style:text-properties fo:font-size="13pt" style:text-underline-style="none" fo:font-weight="normal" officeooo:rsid="006547ce" officeooo:paragraph-rsid="006547ce" style:font-size-asian="11.3500003814697pt" style:font-weight-asian="normal" style:font-size-complex="13pt" style:font-weight-complex="normal"/>
    </style:style>
    <style:style style:name="P50" style:family="paragraph" style:parent-style-name="Standard">
      <style:paragraph-properties fo:text-align="start" style:justify-single-word="false"/>
      <style:text-properties fo:font-size="13pt" style:text-underline-style="none" fo:font-weight="normal" officeooo:rsid="007255c0" officeooo:paragraph-rsid="007255c0" style:font-size-asian="11.3500003814697pt" style:font-weight-asian="normal" style:font-size-complex="13pt" style:font-weight-complex="normal"/>
    </style:style>
    <style:style style:name="P51" style:family="paragraph" style:parent-style-name="Standard">
      <style:paragraph-properties fo:text-align="start" style:justify-single-word="false"/>
      <style:text-properties fo:font-size="13pt" style:text-underline-style="none" fo:font-weight="normal" officeooo:rsid="007255c0" officeooo:paragraph-rsid="00750a93" style:font-size-asian="11.3500003814697pt" style:font-weight-asian="normal" style:font-size-complex="13pt" style:font-weight-complex="normal"/>
    </style:style>
    <style:style style:name="P52" style:family="paragraph" style:parent-style-name="Standard">
      <style:paragraph-properties fo:text-align="start" style:justify-single-word="false"/>
      <style:text-properties fo:font-size="13pt" style:text-underline-style="none" fo:font-weight="normal" officeooo:rsid="007255c0" officeooo:paragraph-rsid="0081b974" style:font-size-asian="11.3500003814697pt" style:font-weight-asian="normal" style:font-size-complex="13pt" style:font-weight-complex="normal"/>
    </style:style>
    <style:style style:name="P53" style:family="paragraph" style:parent-style-name="Standard">
      <style:paragraph-properties fo:text-align="start" style:justify-single-word="false"/>
      <style:text-properties fo:font-size="13pt" style:text-underline-style="none" fo:font-weight="normal" officeooo:rsid="00750a93" officeooo:paragraph-rsid="00750a93" style:font-size-asian="11.3500003814697pt" style:font-weight-asian="normal" style:font-size-complex="13pt" style:font-weight-complex="normal"/>
    </style:style>
    <style:style style:name="P54" style:family="paragraph" style:parent-style-name="Standard">
      <style:paragraph-properties fo:text-align="start" style:justify-single-word="false"/>
      <style:text-properties fo:font-size="13pt" style:text-underline-style="none" fo:font-weight="normal" officeooo:rsid="00750a93" officeooo:paragraph-rsid="0081b974" style:font-size-asian="11.3500003814697pt" style:font-weight-asian="normal" style:font-size-complex="13pt" style:font-weight-complex="normal"/>
    </style:style>
    <style:style style:name="P55" style:family="paragraph" style:parent-style-name="Standard">
      <style:paragraph-properties fo:text-align="start" style:justify-single-word="false"/>
      <style:text-properties fo:font-size="13pt" style:text-underline-style="none" fo:font-weight="normal" officeooo:rsid="00766fca" officeooo:paragraph-rsid="00766fca" style:font-size-asian="11.3500003814697pt" style:font-weight-asian="normal" style:font-size-complex="13pt" style:font-weight-complex="normal"/>
    </style:style>
    <style:style style:name="P56" style:family="paragraph" style:parent-style-name="Standard">
      <style:paragraph-properties fo:text-align="start" style:justify-single-word="false"/>
      <style:text-properties fo:font-size="13pt" style:text-underline-style="none" fo:font-weight="normal" officeooo:rsid="00766fca" officeooo:paragraph-rsid="0081b974" style:font-size-asian="11.3500003814697pt" style:font-weight-asian="normal" style:font-size-complex="13pt" style:font-weight-complex="normal"/>
    </style:style>
    <style:style style:name="P57" style:family="paragraph" style:parent-style-name="Standard">
      <style:paragraph-properties fo:text-align="start" style:justify-single-word="false"/>
      <style:text-properties fo:font-size="13pt" style:text-underline-style="none" fo:font-weight="normal" officeooo:rsid="0079811e" officeooo:paragraph-rsid="0079811e" style:font-size-asian="11.3500003814697pt" style:font-weight-asian="normal" style:font-size-complex="13pt" style:font-weight-complex="normal"/>
    </style:style>
    <style:style style:name="P58" style:family="paragraph" style:parent-style-name="Standard">
      <style:paragraph-properties fo:text-align="start" style:justify-single-word="false"/>
      <style:text-properties fo:font-size="13pt" style:text-underline-style="none" fo:font-weight="normal" officeooo:rsid="0079811e" officeooo:paragraph-rsid="0081b974" style:font-size-asian="11.3500003814697pt" style:font-weight-asian="normal" style:font-size-complex="13pt" style:font-weight-complex="normal"/>
    </style:style>
    <style:style style:name="P59" style:family="paragraph" style:parent-style-name="Standard">
      <style:paragraph-properties fo:text-align="start" style:justify-single-word="false"/>
      <style:text-properties fo:font-size="13pt" style:text-underline-style="none" fo:font-weight="normal" officeooo:rsid="0079b642" officeooo:paragraph-rsid="007a9738" style:font-size-asian="11.3500003814697pt" style:font-weight-asian="normal" style:font-size-complex="13pt" style:font-weight-complex="normal"/>
    </style:style>
    <style:style style:name="P60" style:family="paragraph" style:parent-style-name="Standard">
      <style:paragraph-properties fo:text-align="start" style:justify-single-word="false"/>
      <style:text-properties fo:font-size="13pt" style:text-underline-style="none" fo:font-weight="normal" officeooo:rsid="0079b642" officeooo:paragraph-rsid="0081b974" style:font-size-asian="11.3500003814697pt" style:font-weight-asian="normal" style:font-size-complex="13pt" style:font-weight-complex="normal"/>
    </style:style>
    <style:style style:name="P61" style:family="paragraph" style:parent-style-name="Standard">
      <style:paragraph-properties fo:text-align="start" style:justify-single-word="false"/>
      <style:text-properties fo:font-size="13pt" style:text-underline-style="none" fo:font-weight="normal" officeooo:rsid="007c3eda" officeooo:paragraph-rsid="007c3eda" style:font-size-asian="11.3500003814697pt" style:font-weight-asian="normal" style:font-size-complex="13pt" style:font-weight-complex="normal"/>
    </style:style>
    <style:style style:name="P62" style:family="paragraph" style:parent-style-name="Standard">
      <style:paragraph-properties fo:text-align="start" style:justify-single-word="false"/>
      <style:text-properties fo:font-size="13pt" style:text-underline-style="none" fo:font-weight="normal" officeooo:rsid="007c3eda" officeooo:paragraph-rsid="0081b974" style:font-size-asian="11.3500003814697pt" style:font-weight-asian="normal" style:font-size-complex="13pt" style:font-weight-complex="normal"/>
    </style:style>
    <style:style style:name="P63" style:family="paragraph" style:parent-style-name="Standard">
      <style:paragraph-properties fo:text-align="start" style:justify-single-word="false"/>
      <style:text-properties fo:font-size="13pt" style:text-underline-style="none" fo:font-weight="normal" officeooo:rsid="007ce34f" officeooo:paragraph-rsid="007ce34f" style:font-size-asian="11.3500003814697pt" style:font-weight-asian="normal" style:font-size-complex="13pt" style:font-weight-complex="normal"/>
    </style:style>
    <style:style style:name="P64" style:family="paragraph" style:parent-style-name="Standard">
      <style:paragraph-properties fo:text-align="start" style:justify-single-word="false"/>
      <style:text-properties fo:font-size="13pt" style:text-underline-style="none" fo:font-weight="normal" officeooo:rsid="007ce34f" officeooo:paragraph-rsid="0081b974" style:font-size-asian="11.3500003814697pt" style:font-weight-asian="normal" style:font-size-complex="13pt" style:font-weight-complex="normal"/>
    </style:style>
    <style:style style:name="P65" style:family="paragraph" style:parent-style-name="Standard">
      <style:paragraph-properties fo:text-align="start" style:justify-single-word="false"/>
      <style:text-properties fo:font-size="13pt" style:text-underline-style="none" fo:font-weight="normal" officeooo:rsid="007e6f97" officeooo:paragraph-rsid="007e6f97" style:font-size-asian="11.3500003814697pt" style:font-weight-asian="normal" style:font-size-complex="13pt" style:font-weight-complex="normal"/>
    </style:style>
    <style:style style:name="P66" style:family="paragraph" style:parent-style-name="Standard">
      <style:paragraph-properties fo:text-align="start" style:justify-single-word="false"/>
      <style:text-properties fo:font-size="13pt" style:text-underline-style="none" fo:font-weight="normal" officeooo:rsid="007e6f97" officeooo:paragraph-rsid="0081b974" style:font-size-asian="11.3500003814697pt" style:font-weight-asian="normal" style:font-size-complex="13pt" style:font-weight-complex="normal"/>
    </style:style>
    <style:style style:name="P67" style:family="paragraph" style:parent-style-name="Standard">
      <style:paragraph-properties fo:text-align="start" style:justify-single-word="false"/>
      <style:text-properties fo:font-size="13pt" style:text-underline-style="none" fo:font-weight="normal" officeooo:rsid="00806730" officeooo:paragraph-rsid="00806730" style:font-size-asian="11.3500003814697pt" style:font-weight-asian="normal" style:font-size-complex="13pt" style:font-weight-complex="normal"/>
    </style:style>
    <style:style style:name="P68" style:family="paragraph" style:parent-style-name="Standard">
      <style:paragraph-properties fo:text-align="start" style:justify-single-word="false"/>
      <style:text-properties fo:font-size="13pt" style:text-underline-style="none" fo:font-weight="normal" officeooo:rsid="00806730" officeooo:paragraph-rsid="0081b974" style:font-size-asian="11.3500003814697pt" style:font-weight-asian="normal" style:font-size-complex="13pt" style:font-weight-complex="normal"/>
    </style:style>
    <style:style style:name="P69" style:family="paragraph" style:parent-style-name="Standard">
      <style:paragraph-properties fo:text-align="start" style:justify-single-word="false"/>
      <style:text-properties fo:font-size="13pt" style:text-underline-style="none" fo:font-weight="normal" officeooo:rsid="00852d9e" officeooo:paragraph-rsid="00852d9e" style:font-size-asian="11.3500003814697pt" style:font-weight-asian="normal" style:font-size-complex="13pt" style:font-weight-complex="normal"/>
    </style:style>
    <style:style style:name="P70" style:family="paragraph" style:parent-style-name="Standard">
      <style:paragraph-properties fo:text-align="start" style:justify-single-word="false"/>
      <style:text-properties fo:font-size="13pt" style:text-underline-style="none" fo:font-weight="normal" officeooo:rsid="00852d9e" officeooo:paragraph-rsid="00861498" style:font-size-asian="11.3500003814697pt" style:font-weight-asian="normal" style:font-size-complex="13pt" style:font-weight-complex="normal"/>
    </style:style>
    <style:style style:name="P71" style:family="paragraph" style:parent-style-name="Standard">
      <style:paragraph-properties fo:text-align="start" style:justify-single-word="false"/>
      <style:text-properties officeooo:paragraph-rsid="00222b93"/>
    </style:style>
    <style:style style:name="P72" style:family="paragraph" style:parent-style-name="Standard">
      <style:paragraph-properties fo:text-align="start" style:justify-single-word="false"/>
      <style:text-properties officeooo:paragraph-rsid="00337acf"/>
    </style:style>
    <style:style style:name="P73" style:family="paragraph" style:parent-style-name="Standard">
      <style:paragraph-properties fo:text-align="start" style:justify-single-word="false"/>
      <style:text-properties officeooo:paragraph-rsid="0050a47b"/>
    </style:style>
    <style:style style:name="P74" style:family="paragraph" style:parent-style-name="Standard">
      <style:paragraph-properties fo:text-align="start" style:justify-single-word="false"/>
      <style:text-properties officeooo:paragraph-rsid="00613c57"/>
    </style:style>
    <style:style style:name="P75" style:family="paragraph" style:parent-style-name="Standard">
      <style:paragraph-properties fo:text-align="start" style:justify-single-word="false"/>
      <style:text-properties officeooo:paragraph-rsid="00677db8"/>
    </style:style>
    <style:style style:name="P76" style:family="paragraph" style:parent-style-name="Standard">
      <style:paragraph-properties fo:text-align="start" style:justify-single-word="false"/>
      <style:text-properties fo:font-size="12pt" fo:font-weight="normal" officeooo:rsid="00203d10" officeooo:paragraph-rsid="00613c57"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90f8b" officeooo:paragraph-rsid="004ad29d"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90f8b" officeooo:paragraph-rsid="00613c57"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a4205" officeooo:paragraph-rsid="004a4205"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8b01a5" officeooo:paragraph-rsid="008b01a5"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style:text-underline-style="none" fo:font-weight="normal" officeooo:rsid="00277efd" officeooo:paragraph-rsid="006831a3"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none" fo:font-weight="normal" officeooo:rsid="00277efd" officeooo:paragraph-rsid="0081b974"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none" fo:font-weight="normal" officeooo:rsid="002791ac" officeooo:paragraph-rsid="00302542"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none" fo:font-weight="normal" officeooo:rsid="002791ac" officeooo:paragraph-rsid="007255c0"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none" fo:font-weight="normal" officeooo:rsid="002791ac" officeooo:paragraph-rsid="0081b974"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none" fo:font-weight="normal" officeooo:rsid="006d2798" officeooo:paragraph-rsid="006d2798"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none" fo:font-weight="normal" officeooo:rsid="006d2798" officeooo:paragraph-rsid="0081b97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style:text-underline-style="none" fo:font-weight="normal" officeooo:rsid="006f9eff" officeooo:paragraph-rsid="006f9eff"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style:text-underline-style="none" fo:font-weight="normal" officeooo:rsid="006f9eff" officeooo:paragraph-rsid="007255c0"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style:text-underline-style="none" fo:font-weight="normal" officeooo:rsid="006f9eff" officeooo:paragraph-rsid="0081b974"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style:text-underline-style="none" fo:font-weight="normal" officeooo:rsid="00715847" officeooo:paragraph-rsid="00715847"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style:text-underline-style="none" fo:font-weight="normal" officeooo:rsid="00715847" officeooo:paragraph-rsid="007255c0"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style:text-underline-style="none" fo:font-weight="normal" officeooo:rsid="00715847" officeooo:paragraph-rsid="0081b974"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style:text-underline-style="none" fo:font-weight="normal" officeooo:rsid="007255c0" officeooo:paragraph-rsid="007255c0"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style:text-underline-style="none" fo:font-weight="normal" officeooo:rsid="007255c0" officeooo:paragraph-rsid="0081b974"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officeooo:rsid="00253205" officeooo:paragraph-rsid="00613c57"/>
    </style:style>
    <style:style style:name="P97" style:family="paragraph" style:parent-style-name="Standard">
      <style:paragraph-properties fo:text-align="start" style:justify-single-word="false"/>
      <style:text-properties officeooo:rsid="00320a6f" officeooo:paragraph-rsid="00320a6f"/>
    </style:style>
    <style:style style:name="P98" style:family="paragraph" style:parent-style-name="Standard">
      <style:paragraph-properties fo:text-align="start" style:justify-single-word="false"/>
      <style:text-properties officeooo:rsid="003434eb" officeooo:paragraph-rsid="00613c57"/>
    </style:style>
    <style:style style:name="P99" style:family="paragraph" style:parent-style-name="Standard">
      <style:paragraph-properties fo:text-align="start" style:justify-single-word="false"/>
      <style:text-properties officeooo:rsid="00345fab" officeooo:paragraph-rsid="00345fab"/>
    </style:style>
    <style:style style:name="P100" style:family="paragraph" style:parent-style-name="Standard">
      <style:paragraph-properties fo:text-align="start" style:justify-single-word="false"/>
      <style:text-properties officeooo:rsid="00349079" officeooo:paragraph-rsid="00349079"/>
    </style:style>
    <style:style style:name="P101" style:family="paragraph" style:parent-style-name="Standard">
      <style:paragraph-properties fo:text-align="start" style:justify-single-word="false"/>
      <style:text-properties officeooo:rsid="006a4105" officeooo:paragraph-rsid="006a4105"/>
    </style:style>
    <style:style style:name="P102" style:family="paragraph" style:parent-style-name="Standard">
      <style:paragraph-properties fo:text-align="start" style:justify-single-word="false"/>
      <style:text-properties officeooo:rsid="006bc13c" officeooo:paragraph-rsid="006bc13c"/>
    </style:style>
    <style:style style:name="P103" style:family="paragraph" style:parent-style-name="Standard">
      <style:paragraph-properties fo:text-align="start" style:justify-single-word="false"/>
      <style:text-properties officeooo:rsid="006bc13c" officeooo:paragraph-rsid="0081b974"/>
    </style:style>
    <style:style style:name="P104" style:family="paragraph" style:parent-style-name="Text_20_body">
      <style:paragraph-properties fo:text-align="start" style:justify-single-word="false"/>
      <style:text-properties fo:font-size="13pt" style:text-underline-style="none" fo:font-weight="normal" officeooo:rsid="0054c149" officeooo:paragraph-rsid="008c201d" style:font-size-asian="11.3500003814697pt" style:font-weight-asian="normal" style:font-size-complex="13pt" style:font-weight-complex="normal"/>
    </style:style>
    <style:style style:name="P105" style:family="paragraph" style:parent-style-name="Preformatted_20_Text">
      <style:paragraph-properties fo:text-align="start" style:justify-single-word="false"/>
      <style:text-properties fo:font-size="18pt" fo:font-weight="bold" officeooo:rsid="001b7e8d" officeooo:paragraph-rsid="001b7e8d" style:font-size-asian="15.75pt" style:font-weight-asian="bold" style:font-size-complex="18pt" style:font-weight-complex="bold"/>
    </style:style>
    <style:style style:name="P106" style:family="paragraph" style:parent-style-name="Preformatted_20_Text">
      <style:paragraph-properties fo:text-align="center" style:justify-single-word="false"/>
      <style:text-properties fo:font-size="18pt" fo:font-weight="bold" officeooo:rsid="001b7e8d" officeooo:paragraph-rsid="001b7e8d" style:font-size-asian="15.75pt" style:font-weight-asian="bold" style:font-size-complex="18pt" style:font-weight-complex="bold"/>
    </style:style>
    <style:style style:name="P107" style:family="paragraph" style:parent-style-name="Preformatted_20_Text">
      <style:paragraph-properties fo:text-align="center" style:justify-single-word="false"/>
      <style:text-properties fo:font-size="18pt" fo:font-weight="bold" officeooo:rsid="001b7e8d" officeooo:paragraph-rsid="004ce4ff" style:font-size-asian="15.75pt" style:font-weight-asian="bold" style:font-size-complex="18pt" style:font-weight-complex="bold"/>
    </style:style>
    <style:style style:name="P108" style:family="paragraph" style:parent-style-name="Preformatted_20_Text">
      <style:paragraph-properties fo:text-align="center" style:justify-single-word="false"/>
      <style:text-properties fo:font-size="18pt" fo:font-weight="bold" officeooo:rsid="001b7e8d" officeooo:paragraph-rsid="009387b4" style:font-size-asian="15.75pt" style:font-weight-asian="bold" style:font-size-complex="18pt" style:font-weight-complex="bold"/>
    </style:style>
    <style:style style:name="P109" style:family="paragraph" style:parent-style-name="Preformatted_20_Text">
      <style:paragraph-properties fo:text-align="start" style:justify-single-word="false"/>
      <style:text-properties fo:font-size="18pt" fo:font-weight="bold" officeooo:rsid="00906776" officeooo:paragraph-rsid="00906776" style:font-size-asian="15.75pt" style:font-weight-asian="bold" style:font-size-complex="18pt" style:font-weight-complex="bold"/>
    </style:style>
    <style:style style:name="P110" style:family="paragraph" style:parent-style-name="Table_20_Contents">
      <style:paragraph-properties fo:text-align="start" style:justify-single-word="false"/>
      <style:text-properties fo:font-size="13pt" style:text-underline-style="none" fo:font-weight="normal" officeooo:rsid="001e9fd3" officeooo:paragraph-rsid="00613c57" style:font-size-asian="11.3500003814697pt" style:font-weight-asian="normal" style:font-size-complex="13pt" style:font-weight-complex="normal"/>
    </style:style>
    <style:style style:name="P111" style:family="paragraph" style:parent-style-name="Table_20_Contents">
      <style:paragraph-properties fo:text-align="start" style:justify-single-word="false"/>
      <style:text-properties fo:font-size="13pt" style:text-underline-style="none" fo:font-weight="normal" officeooo:rsid="0054c149" officeooo:paragraph-rsid="008c201d" style:font-size-asian="11.3500003814697pt" style:font-weight-asian="normal" style:font-size-complex="13pt" style:font-weight-complex="normal"/>
    </style:style>
    <style:style style:name="P112" style:family="paragraph" style:parent-style-name="Table_20_Contents">
      <style:paragraph-properties fo:text-align="start" style:justify-single-word="false"/>
      <style:text-properties fo:font-size="13pt" officeooo:rsid="0054c149" officeooo:paragraph-rsid="0054c149" style:font-size-asian="11.3500003814697pt" style:font-size-complex="13pt"/>
    </style:style>
    <style:style style:name="P113" style:family="paragraph" style:parent-style-name="Table_20_Contents">
      <style:paragraph-properties fo:text-align="center" style:justify-single-word="false"/>
      <style:text-properties fo:font-size="13pt" officeooo:rsid="0054c149" officeooo:paragraph-rsid="0054c149" style:font-size-asian="11.3500003814697pt" style:font-size-complex="13pt"/>
    </style:style>
    <style:style style:name="P114" style:family="paragraph" style:parent-style-name="Table_20_Contents">
      <style:paragraph-properties fo:text-align="center" style:justify-single-word="false"/>
      <style:text-properties fo:font-size="13pt" officeooo:rsid="008c201d" officeooo:paragraph-rsid="008c201d" style:font-size-asian="11.3500003814697pt" style:font-size-complex="13pt"/>
    </style:style>
    <style:style style:name="P115" style:family="paragraph" style:parent-style-name="Table_20_Contents">
      <style:paragraph-properties fo:text-align="start" style:justify-single-word="false"/>
      <style:text-properties officeooo:rsid="0087c721" officeooo:paragraph-rsid="0087c721"/>
    </style:style>
    <style:style style:name="P116" style:family="paragraph" style:parent-style-name="Table_20_Contents">
      <style:paragraph-properties fo:text-align="start" style:justify-single-word="false"/>
      <style:text-properties officeooo:rsid="00893686" officeooo:paragraph-rsid="00893686"/>
    </style:style>
    <style:style style:name="T1" style:family="text">
      <style:text-properties officeooo:rsid="001be8b7"/>
    </style:style>
    <style:style style:name="T2" style:family="text">
      <style:text-properties officeooo:rsid="001e9fd3"/>
    </style:style>
    <style:style style:name="T3" style:family="text">
      <style:text-properties officeooo:rsid="001f8be2"/>
    </style:style>
    <style:style style:name="T4" style:family="text">
      <style:text-properties style:font-size-asian="12pt"/>
    </style:style>
    <style:style style:name="T5" style:family="text">
      <style:text-properties officeooo:rsid="001f8be2" style:font-size-asian="12pt"/>
    </style:style>
    <style:style style:name="T6" style:family="text">
      <style:text-properties officeooo:rsid="002215a0" style:font-size-asian="12pt"/>
    </style:style>
    <style:style style:name="T7" style:family="text">
      <style:text-properties officeooo:rsid="004a4205" style:font-size-asian="12pt"/>
    </style:style>
    <style:style style:name="T8" style:family="text">
      <style:text-properties officeooo:rsid="005e9ed9" style:font-size-asian="12pt"/>
    </style:style>
    <style:style style:name="T9" style:family="text">
      <style:text-properties officeooo:rsid="006019b5" style:font-size-asian="12pt"/>
    </style:style>
    <style:style style:name="T10" style:family="text">
      <style:text-properties officeooo:rsid="00613c57" style:font-size-asian="12pt"/>
    </style:style>
    <style:style style:name="T11" style:family="text">
      <style:text-properties officeooo:rsid="008b2463" style:font-size-asian="12pt"/>
    </style:style>
    <style:style style:name="T12" style:family="text">
      <style:text-properties officeooo:rsid="0091d39c" style:font-size-asian="12pt"/>
    </style:style>
    <style:style style:name="T13" style:family="text">
      <style:text-properties style:text-underline-style="none"/>
    </style:style>
    <style:style style:name="T14" style:family="text">
      <style:text-properties style:text-underline-style="none" officeooo:rsid="00613c57"/>
    </style:style>
    <style:style style:name="T15" style:family="text">
      <style:text-properties fo:font-size="13pt" style:text-underline-style="none" fo:font-weight="normal" style:font-size-asian="11.3500003814697pt" style:font-weight-asian="normal" style:font-size-complex="13pt" style:font-weight-complex="normal"/>
    </style:style>
    <style:style style:name="T16" style:family="text">
      <style:text-properties fo:font-size="13pt" style:text-underline-style="none" fo:font-weight="normal" officeooo:rsid="00222b93" style:font-size-asian="11.3500003814697pt" style:font-weight-asian="normal" style:font-size-complex="13pt" style:font-weight-complex="normal"/>
    </style:style>
    <style:style style:name="T17" style:family="text">
      <style:text-properties fo:font-size="13pt" style:text-underline-style="none" fo:font-weight="normal" officeooo:rsid="00337acf" style:font-size-asian="11.3500003814697pt" style:font-weight-asian="normal" style:font-size-complex="13pt" style:font-weight-complex="normal"/>
    </style:style>
    <style:style style:name="T18" style:family="text">
      <style:text-properties fo:font-size="13pt" style:text-underline-style="none" fo:font-weight="normal" officeooo:rsid="004d864e" style:font-size-asian="11.3500003814697pt" style:font-weight-asian="normal" style:font-size-complex="13pt" style:font-weight-complex="normal"/>
    </style:style>
    <style:style style:name="T19" style:family="text">
      <style:text-properties fo:font-size="13pt" style:text-underline-style="none" fo:font-weight="normal" officeooo:rsid="00613c57" style:font-size-asian="11.3500003814697pt" style:font-weight-asian="normal" style:font-size-complex="13pt" style:font-weight-complex="normal"/>
    </style:style>
    <style:style style:name="T20" style:family="text">
      <style:text-properties officeooo:rsid="0028525f"/>
    </style:style>
    <style:style style:name="T21" style:family="text">
      <style:text-properties officeooo:rsid="00286ac5"/>
    </style:style>
    <style:style style:name="T22" style:family="text">
      <style:text-properties officeooo:rsid="00330668"/>
    </style:style>
    <style:style style:name="T23" style:family="text">
      <style:text-properties officeooo:rsid="00337acf"/>
    </style:style>
    <style:style style:name="T24" style:family="text">
      <style:text-properties officeooo:rsid="003901f6"/>
    </style:style>
    <style:style style:name="T25" style:family="text">
      <style:text-properties officeooo:rsid="003afbf0"/>
    </style:style>
    <style:style style:name="T26" style:family="text">
      <style:text-properties officeooo:rsid="003e13e6"/>
    </style:style>
    <style:style style:name="T27" style:family="text">
      <style:text-properties officeooo:rsid="0052ccb4"/>
    </style:style>
    <style:style style:name="T28" style:family="text">
      <style:text-properties style:text-underline-style="solid" style:text-underline-width="auto" style:text-underline-color="font-color" officeooo:rsid="001f8be2"/>
    </style:style>
    <style:style style:name="T29" style:family="text">
      <style:text-properties officeooo:rsid="005574c6"/>
    </style:style>
    <style:style style:name="T30" style:family="text">
      <style:text-properties officeooo:rsid="005a92c0"/>
    </style:style>
    <style:style style:name="T31" style:family="text">
      <style:text-properties officeooo:rsid="006019b5"/>
    </style:style>
    <style:style style:name="T32" style:family="text">
      <style:text-properties officeooo:rsid="00613c57"/>
    </style:style>
    <style:style style:name="T33" style:family="text">
      <style:text-properties officeooo:rsid="00643fc5"/>
    </style:style>
    <style:style style:name="T34" style:family="text">
      <style:text-properties officeooo:rsid="0066753d"/>
    </style:style>
    <style:style style:name="T35" style:family="text">
      <style:text-properties officeooo:rsid="006831a3"/>
    </style:style>
    <style:style style:name="T36" style:family="text">
      <style:text-properties officeooo:rsid="00699579"/>
    </style:style>
    <style:style style:name="T37" style:family="text">
      <style:text-properties officeooo:rsid="006d2798"/>
    </style:style>
    <style:style style:name="T38" style:family="text">
      <style:text-properties officeooo:rsid="007255c0"/>
    </style:style>
    <style:style style:name="T39" style:family="text">
      <style:text-properties officeooo:rsid="0073e023"/>
    </style:style>
    <style:style style:name="T40" style:family="text">
      <style:text-properties officeooo:rsid="00750a93"/>
    </style:style>
    <style:style style:name="T41" style:family="text">
      <style:text-properties officeooo:rsid="00767c44"/>
    </style:style>
    <style:style style:name="T42" style:family="text">
      <style:text-properties officeooo:rsid="008319d6"/>
    </style:style>
    <style:style style:name="T43" style:family="text">
      <style:text-properties officeooo:rsid="0083ede7"/>
    </style:style>
    <style:style style:name="T44" style:family="text">
      <style:text-properties officeooo:rsid="00852d9e"/>
    </style:style>
    <style:style style:name="T45" style:family="text">
      <style:text-properties officeooo:rsid="00861498"/>
    </style:style>
    <style:style style:name="T46" style:family="text">
      <style:text-properties officeooo:rsid="009387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
      <text:p text:style-name="P3"/>
      <text:p text:style-name="P3">Pint OS Project 1</text:p>
      <text:p text:style-name="P3">Group members:</text:p>
      <text:p text:style-name="P3"/>
      <text:p text:style-name="P3"/>
      <text:p text:style-name="P3"/>
      <text:p text:style-name="P105">---- GROUP ----</text:p>
      <text:p text:style-name="Preformatted_20_Text"/>
      <text:p text:style-name="P5">Name <text:s text:c="27"/>ID <text:s text:c="7"/>E-mail</text:p>
      <text:p text:style-name="P3">Shady Abd Elaziz <text:s text:c="7"/>28 <text:s text:c="8"/><text:span text:style-name="T1">shady0x7CB@gmail.com</text:span></text:p>
      <text:p text:style-name="P3"/>
      <text:p text:style-name="P3">Omar Khalid <text:s text:c="15"/><text:span text:style-name="T46">42</text:span></text:p>
      <text:p text:style-name="P3"/>
      <text:p text:style-name="P3">Mahmoud Abd Ellatif 6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06">ALARM CLOCK</text:p>
      <text:p text:style-name="P1"/>
      <text:p text:style-name="P8">data-structures:</text:p>
      <text:p text:style-name="P14"><text:span text:style-name="T32">A1:</text:span></text:p>
      <text:p text:style-name="P14">1 – struct list sleep_list : it contains all sleep threads w<text:span text:style-name="T2">ai</text:span>ting the time to wake up.</text:p>
      <text:p text:style-name="P13">2 – int wake_up_time : the wake up time specified for each thread.</text:p>
      <text:p text:style-name="P8">Algorithms:</text:p>
      <text:p text:style-name="P14"><text:span text:style-name="T32">A2:</text:span></text:p>
      <text:p text:style-name="P14">when a thread is to sleep it invokes timer_sleep function which take the time to sleep as a parameter sos first we take this time and add it to the starting time and set the wake_up_time for this thread to this addition.</text:p>
      <text:p text:style-name="P13">Then <text:span text:style-name="T2">we disabled the interrupt (to avoid races)to put the thread in the sleep list with respect to wake_up_time such the thread of nearest wake_up_time is to be the first if two thread have the same wake_up_time the thread of higher priority if to be the first.</text:span></text:p>
      <text:p text:style-name="P15">Timer interrupt called once each tick it will handle waking up the right thread in the correct time making it in the ready list erasing it from the blocked threads and make its status ready.</text:p>
      <text:p text:style-name="P47">A3:</text:p>
      <text:p text:style-name="P47">in order to minimize time for timer interrupt we insert the thread in sleep list in order according to priorities such than the first element is the highest chance(lowest wake_up _time )</text:p>
      <text:p text:style-name="P47">so when we are to waken a thread we only check the first one if the time is up then remove it else break;</text:p>
      <text:p text:style-name="P47"/>
      <text:p text:style-name="P9"><text:span text:style-name="T3">Synchronization</text:span>:</text:p>
      <text:p text:style-name="P16"><text:span text:style-name="T32">A4, A5:</text:span></text:p>
      <text:p text:style-name="P16">Disabling the interrupts in the timer sleep as inserting multiple threads blocked in the list could’t lead to synchronization errors and re-enabling it after finishing also this handles the timer interrupt if tried to access the list through the insertion process.</text:p>
      <text:p text:style-name="P10"><text:span text:style-name="T3">Rationale:</text:span></text:p>
      <text:p text:style-name="P76"><text:span text:style-name="T14">A6:</text:span></text:p>
      <text:p text:style-name="P76"><text:span text:style-name="T13">all data structures used is simple (ex:List, Integer), also <text:s/></text:span><text:span text:style-name="T5">maintaining the sorting</text:span><text:span text:style-name="T6">(list_insert_ordered)</text:span><text:span text:style-name="T5"> and using the list and simple variable to indicate the timing for waking up the thread .</text:span></text:p>
      <text:p text:style-name="P48"><text:span text:style-name="T33">Also </text:span>we insert the thread in sleep list in order according to priorities such than the first element is the highest chance(lowest wake_up _time )</text:p>
      <text:p text:style-name="P48">so when we are to waken a thread we only check the first one if the time is up then remove it else break. </text:p>
      <text:p text:style-name="P49">So we save time <text:span text:style-name="T34">instead of use insert and then check all the list for wake_up_time</text:span>.</text:p>
      <text:p text:style-name="P75"/>
      <text:p text:style-name="P3"/>
      <text:p text:style-name="P3"/>
      <text:p text:style-name="P3"/>
      <text:p text:style-name="P3"/>
      <text:p text:style-name="P3"/>
      <text:p text:style-name="P3"><text:soft-page-break/></text:p>
      <text:p text:style-name="P3"/>
      <text:p text:style-name="P3"/>
      <text:p text:style-name="P106">PRIORITY SCHEDULING</text:p>
      <text:p text:style-name="P11">data-structures:</text:p>
      <text:p text:style-name="P18"><text:span text:style-name="T32">B1:</text:span></text:p>
      <text:p text:style-name="P18">1 – struct thread locker : each thread has a locker thread which is the thread holding the lock the first thread is accessing this thread will be null if the thread is first accessing the lock.</text:p>
      <text:p text:style-name="P17">2 - struct list donors : each thread has a list called donors which contains all threads that donor their priorities to the thread.</text:p>
      <text:p text:style-name="P17">3 - struct list_elem donor_elem : it’s the list element for the thread to donate.</text:p>
      <text:p text:style-name="P17">4 - struct lock *blocked : it’s the lock at which the thread is blocked.</text:p>
      <text:p text:style-name="P19">5 - int base_priority it’s the base priority for the thread.</text:p>
      <text:p text:style-name="P71"><text:span text:style-name="T16"/></text:p>
      <text:p text:style-name="P96"><text:span text:style-name="T19">B2:</text:span></text:p>
      <text:p text:style-name="P96"><text:span text:style-name="T16">E</text:span><text:span text:style-name="T15">ach thread has a locker thread (the locker thread is the thread holding the lock)</text:span></text:p>
      <text:p text:style-name="P97"><text:span text:style-name="T15">here thead x run first then y of higher priority</text:span></text:p>
      <text:p text:style-name="P101"><text:span text:style-name="T15">each thread has list of donors which contains the threads that donate to it</text:span></text:p>
      <text:p text:style-name="P101"><text:span text:style-name="T15">these used to keep track of priority donation</text:span></text:p>
      <text:p text:style-name="P101"><text:span text:style-name="T15"/></text:p>
      <text:p text:style-name="P102"><text:span text:style-name="T15">consider example (nested donation)</text:span></text:p>
      <text:p text:style-name="P102"><text:span text:style-name="T15">threadX run first then Y then Z</text:span></text:p>
      <text:p text:style-name="P20">threadX, <text:tab/>threadY <text:s text:c="8"/><text:span text:style-name="T35">threadZ</text:span></text:p>
      <text:p text:style-name="P81">|**L**| <text:s text:c="2"/><text:tab/>|**<text:span text:style-name="T36">M</text:span>**| <text:s text:c="9"/>|**<text:span text:style-name="T36">H</text:span>**|</text:p>
      <text:p text:style-name="P81">| locka | <text:s/><text:tab/>| <text:span text:style-name="T36">lockb</text:span> | <text:s text:c="9"/>| <text:s text:c="10"/>|</text:p>
      <text:p text:style-name="P81">| <text:s text:c="10"/>| <text:tab/><text:span text:style-name="T22">|</text:span>locka <text:s/>| <text:s text:c="9"/>| <text:span text:style-name="T36">lockb</text:span> |</text:p>
      <text:p text:style-name="P81">| <text:s text:c="10"/>| <text:tab/>| <text:s text:c="11"/>| <text:s text:c="8"/>| <text:s text:c="10"/>|</text:p>
      <text:p text:style-name="P81">| <text:s text:c="10"/>| <text:tab/>| <text:s text:c="11"/>| <text:s text:c="8"/>| <text:s text:c="10"/>|</text:p>
      <text:p text:style-name="P81">|*****| <text:tab/>|******| <text:s text:c="7"/>|******|</text:p>
      <text:p text:style-name="P88">when threadX acquire locka semaA becomes 0</text:p>
      <text:p text:style-name="P91">locka→holder = threadX</text:p>
      <text:p text:style-name="P83">thread<text:span text:style-name="T37">X</text:span>→<text:span text:style-name="T20">locker</text:span> = Null;</text:p>
      <text:p text:style-name="P94"/>
      <text:p text:style-name="P89">when thread<text:span text:style-name="T38">Y</text:span> acquire lock<text:span text:style-name="T38">b</text:span> sema<text:span text:style-name="T38">B</text:span> becomes 0</text:p>
      <text:p text:style-name="P92">lock<text:span text:style-name="T38">b</text:span>→holder = thread<text:span text:style-name="T38">Y</text:span></text:p>
      <text:p text:style-name="P84">thread<text:span text:style-name="T38">Y</text:span>→<text:span text:style-name="T20">locker</text:span> = Null;</text:p>
      <text:p text:style-name="P84"/>
      <text:p text:style-name="P89">when thread<text:span text:style-name="T38">Y</text:span> acquire lock<text:span text:style-name="T38">a</text:span> </text:p>
      <text:p text:style-name="P83">thread<text:span text:style-name="T37">Y</text:span>→<text:span text:style-name="T20">locker</text:span> = threadX;</text:p>
      <text:p text:style-name="P23">so thread<text:span text:style-name="T38">X</text:span>→donor.push(<text:span text:style-name="T38">Y</text:span>.donor_elem) --→<text:span text:style-name="T21"> |*********** | <text:s text:c="10"/>|***********|</text:span></text:p>
      <text:p text:style-name="P23"><text:s text:c="73"/><text:span text:style-name="T21">|Y.donor_elem|--→.. </text:span><text:s text:c="2"/><text:span text:style-name="T21">| <text:s text:c="21"/>|</text:span> <text:s text:c="70"/><text:tab/><text:tab/><text:tab/><text:tab/><text:tab/> <text:s text:c="17"/><text:span text:style-name="T21">|*********** |</text:span><text:tab/> <text:s text:c="9"/><text:span text:style-name="T21">|***********|</text:span></text:p>
      <text:p text:style-name="P23"><text:span text:style-name="T37">threadY</text:span>→blocked = locka</text:p>
      <text:p text:style-name="P50">then threadX→priority = threadY-&gt;priority</text:p>
      <text:p text:style-name="P57">locka.waiters <text:s/>= [y]</text:p>
      <text:p text:style-name="P61">threadY blocked</text:p>
      <text:p text:style-name="P86"/>
      <text:p text:style-name="P86"/>
      <text:p text:style-name="P86"><text:soft-page-break/></text:p>
      <text:p text:style-name="P86">threadZ -→locker = threadY;</text:p>
      <text:p text:style-name="P24">so thread<text:span text:style-name="T39">Y</text:span>→donor.push(<text:span text:style-name="T39">Z</text:span>.donor_elem) --→<text:span text:style-name="T21"> |***********| <text:s text:c="10"/>|***********|</text:span></text:p>
      <text:p text:style-name="P24"><text:s text:c="73"/><text:span text:style-name="T21">|Z</text:span>.donor_elem<text:span text:style-name="T21">|---&gt;..</text:span> <text:s/><text:span text:style-name="T21">| <text:s text:c="21"/>|</text:span> <text:s text:c="70"/><text:tab/><text:tab/><text:tab/><text:tab/><text:tab/> <text:s text:c="17"/><text:span text:style-name="T21">|***********|</text:span><text:tab/> <text:s text:c="8"/><text:span text:style-name="T21">|***********|</text:span></text:p>
      <text:p text:style-name="P53"/>
      <text:p text:style-name="P22"><text:span text:style-name="T37">threadZ</text:span>→blocked = lock<text:span text:style-name="T37">b</text:span></text:p>
      <text:p text:style-name="P51">then thread<text:span text:style-name="T40">Y</text:span>→priority = thread<text:span text:style-name="T40">Z</text:span>-&gt;priority</text:p>
      <text:p text:style-name="P55">threadX → priority = threadY → priority <text:span text:style-name="T41">(threadx → priority = threadZ → priority)</text:span></text:p>
      <text:p text:style-name="P59">lackb.waiters = [z]</text:p>
      <text:p text:style-name="P63">threadZ blocked</text:p>
      <text:p text:style-name="P63"/>
      <text:p text:style-name="P65">when Xrelease the locka it unblocks Y</text:p>
      <text:p text:style-name="P65">and X.donor.remove Y</text:p>
      <text:p text:style-name="P65">Y.blocked = null</text:p>
      <text:p text:style-name="P65"/>
      <text:p text:style-name="P65">then Y release lockb and unblocks Z</text:p>
      <text:p text:style-name="P65">and Y.donors.remove Z</text:p>
      <text:p text:style-name="P65">z.blocked = null</text:p>
      <text:p text:style-name="P65"/>
      <text:p text:style-name="P67">then Z contimues</text:p>
      <text:p text:style-name="P26"/>
      <text:p text:style-name="P11">Algorithms:</text:p>
      <text:p text:style-name="P74"><text:span text:style-name="T19">B3:</text:span></text:p>
      <text:p text:style-name="P74"><text:span text:style-name="T17">we ensure</text:span> that the highest priority thread waiting for a lock, semaphore, or condition variable wakes up first <text:span text:style-name="T23">by sorting the list of waiters with respect to the priorities so that the element with highest priority is at the front</text:span></text:p>
      <text:p text:style-name="P72"/>
      <text:p text:style-name="P98"><text:span text:style-name="T32">B4:</text:span></text:p>
      <text:p text:style-name="P98">when a call to lock_acquire() occur the following happens:</text:p>
      <text:p text:style-name="P99">we check if the lock has a holder or not:</text:p>
      <text:p text:style-name="P99">1 – if it has a holder:</text:p>
      <text:p text:style-name="P99">the holder becomes the locker of the thread acquiring the lock</text:p>
      <text:p text:style-name="P99">then the current thread donor_elem is pushed to lock-holder donor list</text:p>
      <text:p text:style-name="P99">the current thread-blocked is set to the lock to be acquired</text:p>
      <text:p text:style-name="P99">then while thread has a locker it donate it’s priority to it</text:p>
      <text:p text:style-name="P100">2 – if no holder no donation occur</text:p>
      <text:p text:style-name="P29">then sema_down is invocked</text:p>
      <text:p text:style-name="P30"><text:span text:style-name="T24">lock_holder is updated</text:span></text:p>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103"><text:span text:style-name="T15">consider example (nested donation)</text:span></text:p>
      <text:p text:style-name="P103"><text:span text:style-name="T15">threadX run first then Y then Z</text:span></text:p>
      <text:p text:style-name="P21">threadX, <text:tab/>threadY <text:s text:c="8"/><text:span text:style-name="T35">threadZ</text:span></text:p>
      <text:p text:style-name="P82">|**L**| <text:s text:c="2"/><text:tab/>|**<text:span text:style-name="T36">M</text:span>**| <text:s text:c="9"/>|**<text:span text:style-name="T36">H</text:span>**|</text:p>
      <text:p text:style-name="P82">| locka | <text:s/><text:tab/>| <text:span text:style-name="T36">lockb</text:span> | <text:s text:c="9"/>| <text:s text:c="10"/>|</text:p>
      <text:p text:style-name="P82">| <text:s text:c="10"/>| <text:tab/><text:span text:style-name="T22">|</text:span>locka <text:s/>| <text:s text:c="9"/>| <text:span text:style-name="T36">lockb</text:span> |</text:p>
      <text:p text:style-name="P82">| <text:s text:c="10"/>| <text:tab/>| <text:s text:c="11"/>| <text:s text:c="8"/>| <text:s text:c="10"/>|</text:p>
      <text:p text:style-name="P82">| <text:s text:c="10"/>| <text:tab/>| <text:s text:c="11"/>| <text:s text:c="8"/>| <text:s text:c="10"/>|</text:p>
      <text:p text:style-name="P82">|*****| <text:tab/>|******| <text:s text:c="7"/>|******|</text:p>
      <text:p text:style-name="P90">when threadX acquire locka semaA becomes 0</text:p>
      <text:p text:style-name="P93">locka→holder = threadX</text:p>
      <text:p text:style-name="P85">thread<text:span text:style-name="T37">X</text:span>→<text:span text:style-name="T20">locker</text:span> = Null;</text:p>
      <text:p text:style-name="P95"/>
      <text:p text:style-name="P90">when thread<text:span text:style-name="T38">Y</text:span> acquire lock<text:span text:style-name="T38">b</text:span> sema<text:span text:style-name="T38">B</text:span> becomes 0</text:p>
      <text:p text:style-name="P93">lock<text:span text:style-name="T38">b</text:span>→holder = thread<text:span text:style-name="T38">Y</text:span></text:p>
      <text:p text:style-name="P85">thread<text:span text:style-name="T38">Y</text:span>→<text:span text:style-name="T20">locker</text:span> = Null;</text:p>
      <text:p text:style-name="P85"/>
      <text:p text:style-name="P90">when thread<text:span text:style-name="T38">Y</text:span> acquire lock<text:span text:style-name="T38">a</text:span> </text:p>
      <text:p text:style-name="P85">thread<text:span text:style-name="T37">Y</text:span>→<text:span text:style-name="T20">locker</text:span> = threadX;</text:p>
      <text:p text:style-name="P25">so thread<text:span text:style-name="T38">X</text:span>→donor.push(<text:span text:style-name="T38">Y</text:span>.donor_elem) --→<text:span text:style-name="T21"> |*********** | <text:s text:c="10"/>|***********|</text:span></text:p>
      <text:p text:style-name="P25"><text:s text:c="73"/><text:span text:style-name="T21">|Y.donor_elem|--→.. </text:span><text:s text:c="2"/><text:span text:style-name="T21">| <text:s text:c="21"/>|</text:span> <text:s text:c="70"/><text:tab/><text:tab/><text:tab/><text:tab/><text:tab/> <text:s text:c="17"/><text:span text:style-name="T21">|*********** |</text:span><text:tab/> <text:s text:c="9"/><text:span text:style-name="T21">|***********|</text:span></text:p>
      <text:p text:style-name="P25"><text:span text:style-name="T37">threadY</text:span>→blocked = locka</text:p>
      <text:p text:style-name="P52">then threadX→priority = threadY-&gt;priority</text:p>
      <text:p text:style-name="P58">locka.waiters <text:s/>= [y]</text:p>
      <text:p text:style-name="P62">threadY blocked</text:p>
      <text:p text:style-name="P87"/>
      <text:p text:style-name="P87"/>
      <text:p text:style-name="P87"/>
      <text:p text:style-name="P87">threadZ -→locker = threadY;</text:p>
      <text:p text:style-name="P25">so thread<text:span text:style-name="T39">Y</text:span>→donor.push(<text:span text:style-name="T39">Z</text:span>.donor_elem) --→<text:span text:style-name="T21"> |***********| <text:s text:c="10"/>|***********|</text:span></text:p>
      <text:p text:style-name="P25"><text:s text:c="73"/><text:span text:style-name="T21">|Z</text:span>.donor_elem<text:span text:style-name="T21">|---&gt;..</text:span> <text:s/><text:span text:style-name="T21">| <text:s text:c="21"/>|</text:span> <text:s text:c="70"/><text:tab/><text:tab/><text:tab/><text:tab/><text:tab/> <text:s text:c="17"/><text:span text:style-name="T21">|***********|</text:span><text:tab/> <text:s text:c="8"/><text:span text:style-name="T21">|***********|</text:span></text:p>
      <text:p text:style-name="P54"/>
      <text:p text:style-name="P25"><text:span text:style-name="T37">threadZ</text:span>→blocked = lock<text:span text:style-name="T37">b</text:span></text:p>
      <text:p text:style-name="P52">then thread<text:span text:style-name="T40">Y</text:span>→priority = thread<text:span text:style-name="T40">Z</text:span>-&gt;priority</text:p>
      <text:p text:style-name="P56">threadX → priority = threadY → priority <text:span text:style-name="T41">(threadx → priority = threadZ → priority)</text:span></text:p>
      <text:p text:style-name="P60">lackb.waiters = [z]</text:p>
      <text:p text:style-name="P64">threadZ blocked</text:p>
      <text:p text:style-name="P64"/>
      <text:p text:style-name="P66">when Xrelease the locka it unblocks Y</text:p>
      <text:p text:style-name="P66">and X.donor.remove Y</text:p>
      <text:p text:style-name="P66">Y.blocked = null</text:p>
      <text:p text:style-name="P70"><text:span text:style-name="T45">X</text:span>priority = <text:span text:style-name="T45">X</text:span>.basePriority</text:p>
      <text:p text:style-name="P70"/>
      <text:p text:style-name="P66">then Y release lockb and unblocks Z</text:p>
      <text:p text:style-name="P66">and Y.donors.remove Z</text:p>
      <text:p text:style-name="P66">z.blocked = null</text:p>
      <text:p text:style-name="P69">Ypriority = y.basePriority</text:p>
      <text:p text:style-name="P68"><text:soft-page-break/>then Z contimues</text:p>
      <text:p text:style-name="P30"><text:tab/></text:p>
      <text:p text:style-name="P27"/>
      <text:p text:style-name="P98"><text:span text:style-name="T32">B5:</text:span></text:p>
      <text:p text:style-name="P98">when a call to lock_<text:span text:style-name="T25">release</text:span>() occur the following happens:</text:p>
      <text:p text:style-name="P31">we update lock holder <text:span text:style-name="T42">to be = null</text:span></text:p>
      <text:p text:style-name="P31">then invoke sema up() <text:span text:style-name="T43">which unblock the higher priority thread from the waiter list</text:span></text:p>
      <text:p text:style-name="P31">then if there is no donors for that thread update priority to it’s base priority</text:p>
      <text:p text:style-name="P31">if there exist donors:</text:p>
      <text:p text:style-name="P31">we seach for all thread blocked at the lock <text:span text:style-name="T44">from the donors list </text:span>and remove them</text:p>
      <text:p text:style-name="P31">then we check if there are another locks acquired by the thread if true:</text:p>
      <text:p text:style-name="P31">we get the max_donor_thread</text:p>
      <text:p text:style-name="P31">and donate the priority of the max_donor_thread to the current thread only if it’s higher priority <text:span text:style-name="T26">else we set the current thread priority to it’s base priority</text:span></text:p>
      <text:p text:style-name="P28"/>
      <text:p text:style-name="P11"><text:span text:style-name="T3">Synchronization</text:span>:</text:p>
      <text:p text:style-name="P110"><text:span text:style-name="T32">B6:</text:span></text:p>
      <text:p text:style-name="P115">the thread may be interrupted while changing it’s priority which may lead to race so we disable interrupts to avoid races</text:p>
      <text:p text:style-name="P116">we can use lock to avoid this race</text:p>
      <text:p text:style-name="P11"><text:span text:style-name="T3">Rationale:</text:span></text:p>
      <text:p text:style-name="P78"><text:span text:style-name="T10">B7:</text:span></text:p>
      <text:p text:style-name="P78"><text:span text:style-name="T5">o</text:span><text:span text:style-name="T4">ur design is good as we keep a locker thread which holds the lock that the thread is acquiring</text:span></text:p>
      <text:p text:style-name="P77"><text:span text:style-name="T4">and also we keep a list for donor threads and also a lock at which the thread is blocked all these data types make it easy to handle donation will all it’s types, </text:span><text:span text:style-name="T7">I think this design has no pitfalls.</text:span></text:p>
      <text:p text:style-name="P80"><text:span text:style-name="T7">T</text:span><text:span text:style-name="T4">he dis advantage is disabling interrupts a lot to avoid r</text:span><text:span text:style-name="T11">a</text:span><text:span text:style-name="T4">ces</text:span></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pan text:style-name="T4"/></text:p>
      <text:p text:style-name="P79"><text:soft-page-break/><text:span text:style-name="T4"/></text:p>
      <text:p text:style-name="P107">ADVANCED SCHEDULER</text:p>
      <text:p text:style-name="P107"/>
      <text:p text:style-name="P2"/>
      <text:p text:style-name="P12">data-structures:</text:p>
      <text:p text:style-name="P34"><text:span text:style-name="T32">C1:</text:span></text:p>
      <text:p text:style-name="P34">1 - int nice was added to thread.h so that we can indicate the thread niceness</text:p>
      <text:p text:style-name="P33">determines how "nice" the thread should be to other threads. A <text:span text:style-name="Variable">nice</text:span> of zero does not affect thread priority. A positive <text:span text:style-name="Variable">nice</text:span>, to the maximum of 20, decreases the priority of a thread and causes it to give up some CPU time it would otherwise receive. On the other hand, a negative <text:span text:style-name="Variable">nice</text:span>, to the minimum of -20, tends to take away CPU time from other threads..</text:p>
      <text:p text:style-name="P33"/>
      <text:p text:style-name="P32">2 - Int recent_cpu in thread.c to indicate the time spent by the thread on the CPU.</text:p>
      <text:p text:style-name="P32">measure how much CPU time each process has received "recently." Furthermore, as a refinement, more recent CPU time should be weighted more heavily than less recent CPU time</text:p>
      <text:p text:style-name="P73"><text:span text:style-name="T18">3 - Int load_avg this element was added at <text:s/>thread.c. </text:span>estimates the average number of threads ready to run over the past minute<text:span text:style-name="T18">.</text:span></text:p>
      <text:p text:style-name="P12">Algorithms:</text:p>
      <text:p text:style-name="P36"><text:span text:style-name="Variable"/></text:p>
      <text:p text:style-name="P36"><text:span text:style-name="Teletype"><text:span text:style-name="Variable"><text:span text:style-name="T32">C2:</text:span></text:span></text:span></text:p>
      <text:p text:style-name="P36"><text:span text:style-name="Teletype"><text:span text:style-name="Variable">priority</text:span></text:span><text:span text:style-name="Teletype"> = </text:span><text:span text:style-name="Teletype"><text:span text:style-name="Source_20_Text">PRI_MAX</text:span></text:span><text:span text:style-name="Teletype"> - (</text:span><text:span text:style-name="Teletype"><text:span text:style-name="Variable">recent_cpu</text:span></text:span><text:span text:style-name="Teletype"> / 4) - (</text:span><text:span text:style-name="Teletype"><text:span text:style-name="Variable">nice</text:span></text:span><text:span text:style-name="Teletype"> * 2)</text:span>. </text:p>
      <text:p text:style-name="P35"><text:span text:style-name="Teletype"><text:span text:style-name="Variable">recent_cpu</text:span></text:span><text:span text:style-name="Teletype"> = (2*</text:span><text:span text:style-name="Teletype"><text:span text:style-name="Variable">load_avg</text:span></text:span><text:span text:style-name="Teletype">)/(2*</text:span><text:span text:style-name="Teletype"><text:span text:style-name="Variable">load_avg</text:span></text:span><text:span text:style-name="Teletype"> + 1) * </text:span><text:span text:style-name="Teletype"><text:span text:style-name="Variable">recent_cpu</text:span></text:span><text:span text:style-name="Teletype"> + </text:span><text:span text:style-name="Teletype"><text:span text:style-name="Variable">nice</text:span></text:span>. </text:p>
      <text:p text:style-name="P35"><text:span text:style-name="Teletype"><text:span text:style-name="Variable"><text:span text:style-name="T27">l</text:span></text:span></text:span><text:span text:style-name="Teletype"><text:span text:style-name="Variable">oad_avg</text:span></text:span><text:span text:style-name="Teletype"> = (59/60)*</text:span><text:span text:style-name="Teletype"><text:span text:style-name="Variable">load_avg</text:span></text:span><text:span text:style-name="Teletype"> + (1/60)*</text:span><text:span text:style-name="Teletype"><text:span text:style-name="Variable">ready_threads</text:span></text:span>. </text:p>
      <text:p text:style-name="P35"/>
      <table:table table:name="Table1" table:style-name="Table1">
        <table:table-column table:style-name="Table1.A" table:number-columns-repeated="8"/>
        <table:table-row>
          <table:table-cell table:style-name="Table1.A1" office:value-type="string">
            <text:p text:style-name="P112">Timer ticks</text:p>
          </table:table-cell>
          <table:table-cell table:style-name="Table1.A1" office:value-type="string">
            <text:p text:style-name="P114">recentCpu</text:p>
            <text:p text:style-name="P114">A</text:p>
          </table:table-cell>
          <table:table-cell table:style-name="Table1.A1" office:value-type="string">
            <text:p text:style-name="P114">recentCpu</text:p>
            <text:p text:style-name="P114">B</text:p>
          </table:table-cell>
          <table:table-cell table:style-name="Table1.A1" office:value-type="string">
            <text:p text:style-name="P114">recentCpu</text:p>
            <text:p text:style-name="P114">C</text:p>
          </table:table-cell>
          <table:table-cell table:style-name="Table1.A1" office:value-type="string">
            <text:p text:style-name="P114">Priority</text:p>
            <text:p text:style-name="P114">A</text:p>
          </table:table-cell>
          <table:table-cell table:style-name="Table1.A1" office:value-type="string">
            <text:p text:style-name="P114">Priority</text:p>
            <text:p text:style-name="P114">B</text:p>
          </table:table-cell>
          <table:table-cell table:style-name="Table1.A1" office:value-type="string">
            <text:p text:style-name="P114">Priority</text:p>
            <text:p text:style-name="P114">C</text:p>
          </table:table-cell>
          <table:table-cell table:style-name="Table1.H1" office:value-type="string">
            <text:p text:style-name="P113">Thread to run</text:p>
          </table:table-cell>
        </table:table-row>
        <table:table-row>
          <table:table-cell table:style-name="Table1.A2" office:value-type="string">
            <text:p text:style-name="P113">0</text:p>
          </table:table-cell>
          <table:table-cell table:style-name="Table1.A2" office:value-type="string">
            <text:p text:style-name="P113">0</text:p>
          </table:table-cell>
          <table:table-cell table:style-name="Table1.A2" office:value-type="string">
            <text:p text:style-name="P113">1</text:p>
          </table:table-cell>
          <table:table-cell table:style-name="Table1.A2" office:value-type="string">
            <text:p text:style-name="P113">2</text:p>
          </table:table-cell>
          <table:table-cell table:style-name="Table1.A2" office:value-type="string">
            <text:p text:style-name="P113">63</text:p>
          </table:table-cell>
          <table:table-cell table:style-name="Table1.A2" office:value-type="string">
            <text:p text:style-name="P113">61</text:p>
          </table:table-cell>
          <table:table-cell table:style-name="Table1.A2" office:value-type="string">
            <text:p text:style-name="P113">59</text:p>
          </table:table-cell>
          <table:table-cell table:style-name="Table1.H2" office:value-type="string">
            <text:p text:style-name="P113">A</text:p>
          </table:table-cell>
        </table:table-row>
        <table:table-row>
          <table:table-cell table:style-name="Table1.A2" office:value-type="string">
            <text:p text:style-name="P113">4</text:p>
          </table:table-cell>
          <table:table-cell table:style-name="Table1.A2" office:value-type="string">
            <text:p text:style-name="P113">4</text:p>
          </table:table-cell>
          <table:table-cell table:style-name="Table1.A2" office:value-type="string">
            <text:p text:style-name="P113">1</text:p>
          </table:table-cell>
          <table:table-cell table:style-name="Table1.A2" office:value-type="string">
            <text:p text:style-name="P113">2</text:p>
          </table:table-cell>
          <table:table-cell table:style-name="Table1.A2" office:value-type="string">
            <text:p text:style-name="P113">62</text:p>
          </table:table-cell>
          <table:table-cell table:style-name="Table1.A2" office:value-type="string">
            <text:p text:style-name="P113">61</text:p>
          </table:table-cell>
          <table:table-cell table:style-name="Table1.A2" office:value-type="string">
            <text:p text:style-name="P113">59</text:p>
          </table:table-cell>
          <table:table-cell table:style-name="Table1.H2" office:value-type="string">
            <text:p text:style-name="P113">A</text:p>
          </table:table-cell>
        </table:table-row>
        <table:table-row>
          <table:table-cell table:style-name="Table1.A2" office:value-type="string">
            <text:p text:style-name="P113">8</text:p>
          </table:table-cell>
          <table:table-cell table:style-name="Table1.A2" office:value-type="string">
            <text:p text:style-name="P113">7</text:p>
          </table:table-cell>
          <table:table-cell table:style-name="Table1.A2" office:value-type="string">
            <text:p text:style-name="P113">2</text:p>
          </table:table-cell>
          <table:table-cell table:style-name="Table1.A2" office:value-type="string">
            <text:p text:style-name="P113">4</text:p>
          </table:table-cell>
          <table:table-cell table:style-name="Table1.A2" office:value-type="string">
            <text:p text:style-name="P113">61</text:p>
          </table:table-cell>
          <table:table-cell table:style-name="Table1.A2" office:value-type="string">
            <text:p text:style-name="P113">61</text:p>
          </table:table-cell>
          <table:table-cell table:style-name="Table1.A2" office:value-type="string">
            <text:p text:style-name="P113">58</text:p>
          </table:table-cell>
          <table:table-cell table:style-name="Table1.H2" office:value-type="string">
            <text:p text:style-name="P113">B</text:p>
          </table:table-cell>
        </table:table-row>
        <table:table-row>
          <table:table-cell table:style-name="Table1.A2" office:value-type="string">
            <text:p text:style-name="P113">12</text:p>
          </table:table-cell>
          <table:table-cell table:style-name="Table1.A2" office:value-type="string">
            <text:p text:style-name="P113">6</text:p>
          </table:table-cell>
          <table:table-cell table:style-name="Table1.A2" office:value-type="string">
            <text:p text:style-name="P113">6</text:p>
          </table:table-cell>
          <table:table-cell table:style-name="Table1.A2" office:value-type="string">
            <text:p text:style-name="P113">6</text:p>
          </table:table-cell>
          <table:table-cell table:style-name="Table1.A2" office:value-type="string">
            <text:p text:style-name="P113">61</text:p>
          </table:table-cell>
          <table:table-cell table:style-name="Table1.A2" office:value-type="string">
            <text:p text:style-name="P113">59</text:p>
          </table:table-cell>
          <table:table-cell table:style-name="Table1.A2" office:value-type="string">
            <text:p text:style-name="P113">58</text:p>
          </table:table-cell>
          <table:table-cell table:style-name="Table1.H2" office:value-type="string">
            <text:p text:style-name="P113">A</text:p>
          </table:table-cell>
        </table:table-row>
        <table:table-row>
          <table:table-cell table:style-name="Table1.A2" office:value-type="string">
            <text:p text:style-name="P113">16</text:p>
          </table:table-cell>
          <table:table-cell table:style-name="Table1.A2" office:value-type="string">
            <text:p text:style-name="P113">9</text:p>
          </table:table-cell>
          <table:table-cell table:style-name="Table1.A2" office:value-type="string">
            <text:p text:style-name="P113">6</text:p>
          </table:table-cell>
          <table:table-cell table:style-name="Table1.A2" office:value-type="string">
            <text:p text:style-name="P113">7</text:p>
          </table:table-cell>
          <table:table-cell table:style-name="Table1.A2" office:value-type="string">
            <text:p text:style-name="P113">60</text:p>
          </table:table-cell>
          <table:table-cell table:style-name="Table1.A2" office:value-type="string">
            <text:p text:style-name="P113">59</text:p>
          </table:table-cell>
          <table:table-cell table:style-name="Table1.A2" office:value-type="string">
            <text:p text:style-name="P113">57</text:p>
          </table:table-cell>
          <table:table-cell table:style-name="Table1.H2" office:value-type="string">
            <text:p text:style-name="P113">A</text:p>
          </table:table-cell>
        </table:table-row>
        <table:table-row>
          <table:table-cell table:style-name="Table1.A2" office:value-type="string">
            <text:p text:style-name="P113">20</text:p>
          </table:table-cell>
          <table:table-cell table:style-name="Table1.A2" office:value-type="string">
            <text:p text:style-name="P113">12</text:p>
          </table:table-cell>
          <table:table-cell table:style-name="Table1.A2" office:value-type="string">
            <text:p text:style-name="P113">6</text:p>
          </table:table-cell>
          <table:table-cell table:style-name="Table1.A2" office:value-type="string">
            <text:p text:style-name="P113">8</text:p>
          </table:table-cell>
          <table:table-cell table:style-name="Table1.A2" office:value-type="string">
            <text:p text:style-name="P113">60</text:p>
          </table:table-cell>
          <table:table-cell table:style-name="Table1.A2" office:value-type="string">
            <text:p text:style-name="P113">59</text:p>
          </table:table-cell>
          <table:table-cell table:style-name="Table1.A2" office:value-type="string">
            <text:p text:style-name="P113">57</text:p>
          </table:table-cell>
          <table:table-cell table:style-name="Table1.H2" office:value-type="string">
            <text:p text:style-name="P113">A</text:p>
          </table:table-cell>
        </table:table-row>
        <table:table-row>
          <table:table-cell table:style-name="Table1.A2" office:value-type="string">
            <text:p text:style-name="P113">24</text:p>
          </table:table-cell>
          <table:table-cell table:style-name="Table1.A2" office:value-type="string">
            <text:p text:style-name="P113">15</text:p>
          </table:table-cell>
          <table:table-cell table:style-name="Table1.A2" office:value-type="string">
            <text:p text:style-name="P113">6</text:p>
          </table:table-cell>
          <table:table-cell table:style-name="Table1.A2" office:value-type="string">
            <text:p text:style-name="P113">9</text:p>
          </table:table-cell>
          <table:table-cell table:style-name="Table1.A2" office:value-type="string">
            <text:p text:style-name="P113">59</text:p>
          </table:table-cell>
          <table:table-cell table:style-name="Table1.A2" office:value-type="string">
            <text:p text:style-name="P113">59</text:p>
          </table:table-cell>
          <table:table-cell table:style-name="Table1.A2" office:value-type="string">
            <text:p text:style-name="P113">57</text:p>
          </table:table-cell>
          <table:table-cell table:style-name="Table1.H2" office:value-type="string">
            <text:p text:style-name="P113">B</text:p>
          </table:table-cell>
        </table:table-row>
        <table:table-row>
          <table:table-cell table:style-name="Table1.A2" office:value-type="string">
            <text:p text:style-name="P113">28</text:p>
          </table:table-cell>
          <table:table-cell table:style-name="Table1.A2" office:value-type="string">
            <text:p text:style-name="P113">14</text:p>
          </table:table-cell>
          <table:table-cell table:style-name="Table1.A2" office:value-type="string">
            <text:p text:style-name="P113">10</text:p>
          </table:table-cell>
          <table:table-cell table:style-name="Table1.A2" office:value-type="string">
            <text:p text:style-name="P113">10</text:p>
          </table:table-cell>
          <table:table-cell table:style-name="Table1.A2" office:value-type="string">
            <text:p text:style-name="P113">59</text:p>
          </table:table-cell>
          <table:table-cell table:style-name="Table1.A2" office:value-type="string">
            <text:p text:style-name="P113">58</text:p>
          </table:table-cell>
          <table:table-cell table:style-name="Table1.A2" office:value-type="string">
            <text:p text:style-name="P113">57</text:p>
          </table:table-cell>
          <table:table-cell table:style-name="Table1.H2" office:value-type="string">
            <text:p text:style-name="P113">A</text:p>
          </table:table-cell>
        </table:table-row>
        <table:table-row>
          <table:table-cell table:style-name="Table1.A2" office:value-type="string">
            <text:p text:style-name="P113">32</text:p>
          </table:table-cell>
          <table:table-cell table:style-name="Table1.A2" office:value-type="string">
            <text:p text:style-name="P113">16</text:p>
          </table:table-cell>
          <table:table-cell table:style-name="Table1.A2" office:value-type="string">
            <text:p text:style-name="P113">10</text:p>
          </table:table-cell>
          <table:table-cell table:style-name="Table1.A2" office:value-type="string">
            <text:p text:style-name="P113">11</text:p>
          </table:table-cell>
          <table:table-cell table:style-name="Table1.A2" office:value-type="string">
            <text:p text:style-name="P113">58</text:p>
          </table:table-cell>
          <table:table-cell table:style-name="Table1.A2" office:value-type="string">
            <text:p text:style-name="P113">58</text:p>
          </table:table-cell>
          <table:table-cell table:style-name="Table1.A2" office:value-type="string">
            <text:p text:style-name="P113">56</text:p>
          </table:table-cell>
          <table:table-cell table:style-name="Table1.H2" office:value-type="string">
            <text:p text:style-name="P113">B</text:p>
          </table:table-cell>
        </table:table-row>
        <table:table-row>
          <table:table-cell table:style-name="Table1.A2" office:value-type="string">
            <text:p text:style-name="P113">36</text:p>
          </table:table-cell>
          <table:table-cell table:style-name="Table1.A2" office:value-type="string">
            <text:p text:style-name="P113">15</text:p>
          </table:table-cell>
          <table:table-cell table:style-name="Table1.A2" office:value-type="string">
            <text:p text:style-name="P113">14</text:p>
          </table:table-cell>
          <table:table-cell table:style-name="Table1.A2" office:value-type="string">
            <text:p text:style-name="P113">12</text:p>
          </table:table-cell>
          <table:table-cell table:style-name="Table1.A2" office:value-type="string">
            <text:p text:style-name="P113">59</text:p>
          </table:table-cell>
          <table:table-cell table:style-name="Table1.A2" office:value-type="string">
            <text:p text:style-name="P113">57</text:p>
          </table:table-cell>
          <table:table-cell table:style-name="Table1.A2" office:value-type="string">
            <text:p text:style-name="P113">56</text:p>
          </table:table-cell>
          <table:table-cell table:style-name="Table1.H2" office:value-type="string">
            <text:p text:style-name="P113">A</text:p>
          </table:table-cell>
        </table:table-row>
      </table:table>
      <text:p text:style-name="P37"/>
      <text:p text:style-name="P37"/>
      <text:p text:style-name="P37"/>
      <text:p text:style-name="P37"/>
      <text:p text:style-name="P37"><text:soft-page-break/></text:p>
      <text:p text:style-name="P37"/>
      <text:p text:style-name="P37"/>
      <text:p text:style-name="P38"><text:span text:style-name="T32">C3:</text:span></text:p>
      <text:p text:style-name="P38">recent_cpu here is ambiguous here. When we calculate recent_cpu, we did not </text:p>
      <text:p text:style-name="P37">consider the time that CPU spends on the calculations every 4 ticks, like </text:p>
      <text:p text:style-name="P37">load_avg, recent_cpu for all threads, priority for all threads in all_list, </text:p>
      <text:p text:style-name="P37">resort the ready_list. When CPU does these calculations, the current thread needs </text:p>
      <text:p text:style-name="P37">to yield, and not running. Thus, every 4 ticks, the real ticks that is added to </text:p>
      <text:p text:style-name="P37">recent_cpu (recent_cpu is added 1 every ticks) is not really 4 ticks -- less than </text:p>
      <text:p text:style-name="P37">4 ticks. But we could not figure out how much time it spends. What we did was </text:p>
      <text:p text:style-name="P37">adding 4 ticks to recent_cpu every 4 ticks.</text:p>
      <text:p text:style-name="P111">Our implementation of BSD scheduler is the same as this. We just count the ticks </text:p>
      <text:p text:style-name="P104">since system boots, and does all the above calculations every 4 ticks</text:p>
      <text:p text:style-name="P38"><text:span text:style-name="T32">C4:</text:span></text:p>
      <text:p text:style-name="P38">If the CPU spends too much time on calculations for recent_cpu, load_avg and </text:p>
      <text:p text:style-name="P37">priority, then it takes away most of the time that a thread before enforced </text:p>
      <text:p text:style-name="P37">preemption. Then this thread can not get enough running time as expected and it </text:p>
      <text:p text:style-name="P37">will run longer. This will cause itself got blamed for occupying more CPU time, </text:p>
      <text:p text:style-name="P37">and raise its load_avg, recent_cpu, and therefore lower its priority. This may </text:p>
      <text:p text:style-name="P37">disturb the scheduling decisions making. Thus, if the cost of scheduling inside </text:p>
      <text:p text:style-name="P37">the interrupt context goes up, it will lower performance.</text:p>
      <text:p text:style-name="P6"><text:span text:style-name="T28"/></text:p>
      <text:p text:style-name="P6"><text:span text:style-name="T28">Rationale:</text:span></text:p>
      <text:p text:style-name="P45"><text:span text:style-name="T9"/></text:p>
      <text:p text:style-name="P45"><text:span text:style-name="T9">C5: </text:span></text:p>
      <text:p text:style-name="P45"><text:span text:style-name="T4">I think the advantages is the simplicity of the code which we used in the design and the</text:span></text:p>
      <text:p text:style-name="P43"><text:span text:style-name="T4">complexity.</text:span></text:p>
      <text:p text:style-name="P43"><text:span text:style-name="T4">Disadvantages:</text:span></text:p>
      <text:p text:style-name="P44"><text:span text:style-name="T4">we </text:span><text:span text:style-name="T8">didnot</text:span><text:span text:style-name="T4"> used more efficeint data structures in the project due to the date of the delivery as binary trees to maintain the sorting.</text:span></text:p>
      <text:p text:style-name="P44"><text:span text:style-name="T4">Suggestions: detecting overflows in the fixed point operations and using the locks instead of</text:span></text:p>
      <text:p text:style-name="P43"><text:span text:style-name="T4">turning off the interrupts.</text:span></text:p>
      <text:p text:style-name="P43">A: Our design did not apply the 64 queues. We used only one queue -- the </text:p>
      <text:p text:style-name="P43">ready_list that Pintos originally have. But as the same as what we did for the </text:p>
      <text:p text:style-name="P43">task 2, we keep the ready_list as an priority oriented descending order at the </text:p>
      <text:p text:style-name="P43">every beginning -- that is, whenever we insert a thread into the ready_list, we </text:p>
      <text:p text:style-name="P46">insert it in order. The time complexity is O(n).</text:p>
      <text:p text:style-name="P46"><text:s/>If we use 64 queues </text:p>
      <text:p text:style-name="P43">for the ready threads, we can put the 64 queues in an array with index equaling to</text:p>
      <text:p text:style-name="P43">its priority value. When the thread is first inserted, it only need to index the </text:p>
      <text:p text:style-name="P43">queue by this thread’s priority. This will take only O(1) time. </text:p>
      <text:p text:style-name="P43"/>
      <text:p text:style-name="P43"/>
      <text:p text:style-name="P43"/>
      <text:p text:style-name="P43"/>
      <text:p text:style-name="P43"/>
      <text:p text:style-name="P43"><text:soft-page-break/></text:p>
      <text:p text:style-name="P43"/>
      <text:p text:style-name="P43"/>
      <text:p text:style-name="P43"/>
      <text:p text:style-name="P43"/>
      <text:p text:style-name="P41"><text:span text:style-name="T31">C6:</text:span></text:p>
      <text:p text:style-name="P41"><text:s/>As mentioned in the BSD scheduling manual, recent_cpu and load_avg are real </text:p>
      <text:p text:style-name="P39">numbers, but pintos disabled float numbers. Instead using float number, we can </text:p>
      <text:p text:style-name="P39">use fixed-point numbers. So we use fixed-point numbers to represent recent_cpu </text:p>
      <text:p text:style-name="P39">and load_avg.</text:p>
      <text:p text:style-name="P40">We used <text:span text:style-name="T30">simple functions</text:span> in the new created header <text:span text:style-name="T29">fixed-point-real-arithmetic.h</text:span> .</text:p>
      <text:p text:style-name="P40"><text:s/>We implement them as functions because</text:p>
      <text:p text:style-name="P39">1. They are simple <text:span text:style-name="T30">.</text:span></text:p>
      <text:p text:style-name="P40">2. They are <text:s/><text:span text:style-name="T30">readable .</text:span></text:p>
      <text:p text:style-name="P42">3. relatively fast</text:p>
      <text:p text:style-name="P4"><text:span text:style-name="T4"/></text:p>
      <text:p text:style-name="P4"><text:span text:style-name="T4"/></text:p>
      <text:p text:style-name="P108"><text:span text:style-name="T4"><text:s/></text:span></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pan text:style-name="T4"/></text:p>
      <text:p text:style-name="P108"><text:soft-page-break/><text:span text:style-name="T4"/></text:p>
      <text:p text:style-name="P108"><text:span text:style-name="T4"/></text:p>
      <text:p text:style-name="P108"><text:span text:style-name="T4"/></text:p>
      <text:p text:style-name="P108"><text:span text:style-name="T4"/></text:p>
      <text:p text:style-name="P108"><text:span text:style-name="T4">SURVEY QUESTIONS</text:span></text:p>
      <text:p text:style-name="P2"><text:span text:style-name="T4"/></text:p>
      <text:p text:style-name="P109">In your opinion, was this assignment, or any one of the three problems</text:p>
      <text:p text:style-name="P109">in it, too easy or too hard? <text:s/>Did it take too long or too little time?</text:p>
      <text:p text:style-name="P7"><text:span text:style-name="T4">A:</text:span></text:p>
      <text:p text:style-name="P7"><text:span text:style-name="T4"><text:s/>I think the first and third requirement are a bit more easier than the second one</text:span></text:p>
      <text:p text:style-name="P7"><text:span text:style-name="T4">the second one takes a long time in logical thinking and implementation and debugging</text:span></text:p>
      <text:p text:style-name="P7"><text:span text:style-name="T4"/></text:p>
      <text:p text:style-name="P109"><text:span text:style-name="T4">Did you find that working on a particular part of the assignment gave</text:span></text:p>
      <text:p text:style-name="P109"><text:span text:style-name="T4">you greater insight into some aspect of OS design?</text:span></text:p>
      <text:p text:style-name="P7"><text:span text:style-name="T4"/></text:p>
      <text:p text:style-name="P7"><text:span text:style-name="T12">A</text:span><text:span text:style-name="T4">:</text:span></text:p>
      <text:p text:style-name="P7"><text:span text:style-name="T4">yes, we have taken a good experience and a greater insight </text:span></text:p>
      <text:p text:style-name="P7"><text:span text:style-name="T4">into some aspects of OS designed</text:span></text:p>
      <text:p text:style-name="P7"><text:span text:style-name="T4"/></text:p>
      <text:p text:style-name="P109"><text:span text:style-name="T4"/></text:p>
      <text:p text:style-name="P109"><text:span text:style-name="T4"/></text:p>
      <text:p text:style-name="P109"><text:span text:style-name="T4"/></text:p>
      <text:p text:style-name="P109"><text:span text:style-name="T4"/></text:p>
      <text:p text:style-name="P109"><text:span text:style-name="T4">Is there some particular fact or hint we should give students in</text:span></text:p>
      <text:p text:style-name="P109"><text:span text:style-name="T4">future quarters to help them solve the problems? <text:s/>Conversely, did you</text:span></text:p>
      <text:p text:style-name="P109"><text:span text:style-name="T4">find any of our guidance to be misleading?</text:span></text:p>
      <text:p text:style-name="P7"><text:span text:style-name="T4"/></text:p>
      <text:p text:style-name="P7"><text:soft-page-break/><text:span text:style-name="T12">A</text:span><text:span text:style-name="T4">:</text:span></text:p>
      <text:p text:style-name="P7"><text:span text:style-name="T4">No, but I think it will better if you give a hint for second requirement</text:span></text:p>
      <text:p text:style-name="P7"><text:span text:style-name="T4"/></text:p>
      <text:p text:style-name="P109"><text:span text:style-name="T4">Do you have any suggestions for the TAs to more effectively assist</text:span></text:p>
      <text:p text:style-name="P109"><text:span text:style-name="T4">students, either for future quarters or the remaining projects?</text:span></text:p>
      <text:p text:style-name="P7"><text:span text:style-name="T4"/></text:p>
      <text:p text:style-name="P7"><text:span text:style-name="T12">A</text:span><text:span text:style-name="T4">:</text:span></text:p>
      <text:p text:style-name="P7"><text:span text:style-name="T4">No, only giving hint for solution will be good</text:span></text:p>
      <text:p text:style-name="P7"><text:span text:style-name="T4"/></text:p>
      <text:p text:style-name="P7"><text:span text:style-name="T4"/></text:p>
      <text:p text:style-name="P7"><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4:18:11.247595075</meta:creation-date>
    <dc:date>2016-12-02T20:10:29.912391404</dc:date>
    <meta:editing-duration>PT5H30M48S</meta:editing-duration>
    <meta:editing-cycles>108</meta:editing-cycles>
    <meta:generator>LibreOffice/5.1.4.2$Linux_X86_64 LibreOffice_project/10m0$Build-2</meta:generator>
    <meta:document-statistic meta:table-count="1" meta:image-count="0" meta:object-count="0" meta:page-count="11" meta:paragraph-count="329" meta:word-count="2162" meta:character-count="13243" meta:non-whitespace-character-count="10166"/>
  </office:meta>
</office:document-meta>
</file>